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87.87mm" svg:height="115.81mm" svg:x="116.35mm" svg:y="5.58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 robotOffset_avg.A2:robotOffset_avg.A5 robotOffset_avg.C18:robotOffset_avg.C21 robotOffset_avg.A2:robotOffset_avg.A5 robotOffset_avg.C22:robotOffset_avg.C25 robotOffset_avg.A2:robotOffset_avg.A5 robotOffset_avg.C26:robotOffset_avg.C29 robotOffset_avg.A2:robotOffset_avg.A5 robotOffset_avg.C30:robotOffset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337351p</text:p>
          </table:table-cell>
          <table:table-cell office:value-type="string" calcext:value-type="string">
            <text:p>centra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3700564971751" calcext:value-type="float">
            <text:p>0.11370056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67090395480226" calcext:value-type="float">
            <text:p>1.670903954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.92302259887006" calcext:value-type="float">
            <text:p>2.923022598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.93149717514124" calcext:value-type="float">
            <text:p>4.931497175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9258474576271" calcext:value-type="float">
            <text:p>16.925847457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.6829096045198" calcext:value-type="float">
            <text:p>24.682909604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2.9223163841809" calcext:value-type="float">
            <text:p>42.9223163842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7.625" calcext:value-type="float">
            <text:p>57.62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7.2895480225989" calcext:value-type="float">
            <text:p>67.289548022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8.212570621469" calcext:value-type="float">
            <text:p>78.2125706215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1.7104519774011" calcext:value-type="float">
            <text:p>91.7104519774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5.1129943502825" calcext:value-type="float">
            <text:p>95.1129943503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2.725988700565" calcext:value-type="float">
            <text:p>92.7259887006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5.8185028248587" calcext:value-type="float">
            <text:p>95.8185028249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8.5459039548022" calcext:value-type="float">
            <text:p>98.5459039548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9.2203389830509" calcext:value-type="float">
            <text:p>99.2203389831</text:p>
          </table:table-cell>
          <table:table-cell office:value-type="string" calcext:value-type="string">
            <text:p>"betweenness-centrality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5310734463277" calcext:value-type="float">
            <text:p>2.853107344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.07344632768362" calcext:value-type="float">
            <text:p>3.073446327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.60381355932204" calcext:value-type="float">
            <text:p>3.603813559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85098870056497" calcext:value-type="float">
            <text:p>2.8509887006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6257062146894" calcext:value-type="float">
            <text:p>40.6257062147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9.2478813559323" calcext:value-type="float">
            <text:p>39.247881355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1.90395480226" calcext:value-type="float">
            <text:p>41.9039548023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0.5974576271187" calcext:value-type="float">
            <text:p>40.5974576271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6.7549435028248" calcext:value-type="float">
            <text:p>86.754943502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6.7754237288135" calcext:value-type="float">
            <text:p>86.775423728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7.7874293785311" calcext:value-type="float">
            <text:p>87.7874293785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7.6730225988701" calcext:value-type="float">
            <text:p>87.6730225989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.5868644067796" calcext:value-type="float">
            <text:p>98.586864406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8.2718926553672" calcext:value-type="float">
            <text:p>98.2718926554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7.6094632768362" calcext:value-type="float">
            <text:p>97.6094632768</text:p>
          </table:table-cell>
          <table:table-cell office:value-type="string" calcext:value-type="string">
            <text:p>"random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8.7987288135593" calcext:value-type="float">
            <text:p>98.7987288136</text:p>
          </table:table-cell>
          <table:table-cell office:value-type="string" calcext:value-type="string">
            <text:p>"random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22:21.23806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1:38:37.392426991</dc:date>
    <meta:editing-duration>PT1H4M32S</meta:editing-duration>
    <meta:editing-cycles>11</meta:editing-cycles>
    <meta:generator>LibreOffice/5.1.4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788cm" svg:height="11.582cm" xlink:href=".." xlink:type="simple" chart:class="chart:scatter" chart:style-name="ch1">
        <chart:legend svg:x="13.624cm" svg:y="3.749cm" style:legend-expansion="custom" chartooo:width="4.954cm" chartooo:height="4.084cm" style:legend-expansion-aspect-ratio="1.2130264446621" chart:style-name="ch2"/>
        <chart:plot-area chart:style-name="ch3" table:cell-range-address="robotOffset_avg.A2:robotOffset_avg.A5 robotOffset_avg.C2:robotOffset_avg.C33" chart:data-source-has-labels="both" svg:x="1.199cm" svg:y="0.231cm" svg:width="11.923cm" svg:height="10.138cm">
          <chartooo:coordinate-region svg:x="2.006cm" svg:y="0.43cm" svg:width="10.929cm" svg:height="9.292cm"/>
          <chart:axis chart:dimension="x" chart:name="primary-x" chart:style-name="ch4" chartooo:axis-type="auto">
            <chart:title svg:x="4.999cm" svg:y="10.6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264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 between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 between&quot;" chart:class="chart:scatter">
            <chart:data-point chart:repeated="4"/>
          </chart:series>
          <chart:series chart:style-name="ch10" chart:values-cell-range-address="robotOffset_avg.C10:robotOffset_avg.C13" loext:label-string="&quot;9% robots between&quot;" chart:class="chart:scatter">
            <chart:data-point chart:repeated="4"/>
          </chart:series>
          <chart:series chart:style-name="ch11" chart:values-cell-range-address="robotOffset_avg.C14:robotOffset_avg.C17" loext:label-string="&quot;11% robots between&quot;" chart:class="chart:scatter">
            <chart:data-point chart:repeated="4"/>
          </chart:series>
          <chart:series chart:style-name="ch12" chart:values-cell-range-address="robotOffset_avg.C18:robotOffset_avg.C21" loext:label-string="&quot;3% robots random&quot;" chart:class="chart:scatter">
            <chart:data-point chart:repeated="4"/>
          </chart:series>
          <chart:series chart:style-name="ch13" chart:values-cell-range-address="robotOffset_avg.C22:robotOffset_avg.C25" loext:label-string="&quot;6% robots random&quot;" chart:class="chart:scatter">
            <chart:data-point chart:repeated="4"/>
          </chart:series>
          <chart:series chart:style-name="ch14" chart:values-cell-range-address="robotOffset_avg.C26:robotOffset_avg.C29" loext:label-string="&quot;9% robots random&quot;" chart:class="chart:scatter">
            <chart:data-point chart:repeated="4"/>
          </chart:series>
          <chart:series chart:style-name="ch15" chart:values-cell-range-address="robotOffset_avg.C30:robotOffset_avg.C33" loext:label-string="&quot;11% robots random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 between</text:p>
              </table:table-cell>
              <table:table-cell office:value-type="string">
                <text:p>6% robots between</text:p>
              </table:table-cell>
              <table:table-cell office:value-type="string">
                <text:p>9% robots between</text:p>
              </table:table-cell>
              <table:table-cell office:value-type="string">
                <text:p>11% robots between</text:p>
              </table:table-cell>
              <table:table-cell office:value-type="string">
                <text:p>3% robots random</text:p>
              </table:table-cell>
              <table:table-cell office:value-type="string">
                <text:p>6% robots random</text:p>
              </table:table-cell>
              <table:table-cell office:value-type="string">
                <text:p>9% robots random</text:p>
              </table:table-cell>
              <table:table-cell office:value-type="string">
                <text:p>11% robots 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.113700564971751">
                <text:p>0.113700564971751</text:p>
                <draw:g>
                  <svg:desc>robotOffset_avg.C2:robotOffset_avg.C5</svg:desc>
                </draw:g>
              </table:table-cell>
              <table:table-cell office:value-type="float" office:value="16.9258474576271">
                <text:p>16.9258474576271</text:p>
                <draw:g>
                  <svg:desc>robotOffset_avg.C6:robotOffset_avg.C9</svg:desc>
                </draw:g>
              </table:table-cell>
              <table:table-cell office:value-type="float" office:value="67.2895480225989">
                <text:p>67.2895480225989</text:p>
                <draw:g>
                  <svg:desc>robotOffset_avg.C10:robotOffset_avg.C13</svg:desc>
                </draw:g>
              </table:table-cell>
              <table:table-cell office:value-type="float" office:value="92.725988700565">
                <text:p>92.725988700565</text:p>
                <draw:g>
                  <svg:desc>robotOffset_avg.C14:robotOffset_avg.C17</svg:desc>
                </draw:g>
              </table:table-cell>
              <table:table-cell office:value-type="float" office:value="2.85310734463277">
                <text:p>2.85310734463277</text:p>
                <draw:g>
                  <svg:desc>robotOffset_avg.C18:robotOffset_avg.C21</svg:desc>
                </draw:g>
              </table:table-cell>
              <table:table-cell office:value-type="float" office:value="40.6257062146894">
                <text:p>40.6257062146894</text:p>
                <draw:g>
                  <svg:desc>robotOffset_avg.C22:robotOffset_avg.C25</svg:desc>
                </draw:g>
              </table:table-cell>
              <table:table-cell office:value-type="float" office:value="86.7549435028248">
                <text:p>86.7549435028248</text:p>
                <draw:g>
                  <svg:desc>robotOffset_avg.C26:robotOffset_avg.C29</svg:desc>
                </draw:g>
              </table:table-cell>
              <table:table-cell office:value-type="float" office:value="98.5868644067796">
                <text:p>98.5868644067796</text:p>
                <draw:g>
                  <svg:desc>robotOffset_avg.C30:robotOffset_avg.C33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7090395480226">
                <text:p>1.67090395480226</text:p>
              </table:table-cell>
              <table:table-cell office:value-type="float" office:value="24.6829096045198">
                <text:p>24.6829096045198</text:p>
              </table:table-cell>
              <table:table-cell office:value-type="float" office:value="78.212570621469">
                <text:p>78.212570621469</text:p>
              </table:table-cell>
              <table:table-cell office:value-type="float" office:value="95.8185028248587">
                <text:p>95.8185028248587</text:p>
              </table:table-cell>
              <table:table-cell office:value-type="float" office:value="3.07344632768362">
                <text:p>3.07344632768362</text:p>
              </table:table-cell>
              <table:table-cell office:value-type="float" office:value="39.2478813559323">
                <text:p>39.2478813559323</text:p>
              </table:table-cell>
              <table:table-cell office:value-type="float" office:value="86.7754237288135">
                <text:p>86.7754237288135</text:p>
              </table:table-cell>
              <table:table-cell office:value-type="float" office:value="98.2718926553672">
                <text:p>98.27189265536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92302259887006">
                <text:p>2.92302259887006</text:p>
              </table:table-cell>
              <table:table-cell office:value-type="float" office:value="42.9223163841809">
                <text:p>42.9223163841809</text:p>
              </table:table-cell>
              <table:table-cell office:value-type="float" office:value="91.7104519774011">
                <text:p>91.7104519774011</text:p>
              </table:table-cell>
              <table:table-cell office:value-type="float" office:value="98.5459039548022">
                <text:p>98.5459039548022</text:p>
              </table:table-cell>
              <table:table-cell office:value-type="float" office:value="3.60381355932204">
                <text:p>3.60381355932204</text:p>
              </table:table-cell>
              <table:table-cell office:value-type="float" office:value="41.90395480226">
                <text:p>41.90395480226</text:p>
              </table:table-cell>
              <table:table-cell office:value-type="float" office:value="87.7874293785311">
                <text:p>87.7874293785311</text:p>
              </table:table-cell>
              <table:table-cell office:value-type="float" office:value="97.6094632768362">
                <text:p>97.60946327683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93149717514124">
                <text:p>4.93149717514124</text:p>
              </table:table-cell>
              <table:table-cell office:value-type="float" office:value="57.625">
                <text:p>57.625</text:p>
              </table:table-cell>
              <table:table-cell office:value-type="float" office:value="95.1129943502825">
                <text:p>95.1129943502825</text:p>
              </table:table-cell>
              <table:table-cell office:value-type="float" office:value="99.2203389830509">
                <text:p>99.2203389830509</text:p>
              </table:table-cell>
              <table:table-cell office:value-type="float" office:value="2.85098870056497">
                <text:p>2.85098870056497</text:p>
              </table:table-cell>
              <table:table-cell office:value-type="float" office:value="40.5974576271187">
                <text:p>40.5974576271187</text:p>
              </table:table-cell>
              <table:table-cell office:value-type="float" office:value="87.6730225988701">
                <text:p>87.6730225988701</text:p>
              </table:table-cell>
              <table:table-cell office:value-type="float" office:value="98.7987288135593">
                <text:p>98.7987288135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